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001000003AF000002120DFC1BB61458255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Certification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Thomas JEANNI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0DFC1BB614582551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7T16:01:30.296000000</meta:creation-date>
    <meta:editing-duration>PT33S</meta:editing-duration>
    <meta:editing-cycles>2</meta:editing-cycles>
    <meta:generator>LibreOffice/7.3.5.2$Windows_X86_64 LibreOffice_project/184fe81b8c8c30d8b5082578aee2fed2ea847c01</meta:generator>
    <dc:title>Metropolis</dc:title>
    <dc:date>2023-04-27T16:02:02.864000000</dc:date>
    <meta:document-statistic meta:object-count="26"/>
  </office:meta>
</office:document-meta>
</file>